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2:Sheet1.J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16:29:28.6208063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2-11T16:35:00.089422987</dc:date>
    <meta:editing-duration>P7DT12H44M47S</meta:editing-duration>
    <meta:editing-cycles>508</meta:editing-cycles>
    <meta:generator>LibreOffice/5.4.4.2$Linux_X86_64 LibreOffice_project/40m0$Build-2</meta:generator>
    <meta:document-statistic meta:table-count="1" meta:cell-count="5588" meta:object-count="0"/>
  </office:meta>
</office:document-meta>
</file>